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8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8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8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8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8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8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8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8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9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9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9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9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9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9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9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9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9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0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0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0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0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0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0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0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0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0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0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1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1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1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1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1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1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1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1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2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2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2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2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2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2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2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2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3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3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3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3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3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3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3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3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4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4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4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4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4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4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4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4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4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5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5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5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5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5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5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5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5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6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6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6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6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6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6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6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6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7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7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7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7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7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7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7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7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7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7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8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8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8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8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8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8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8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8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9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9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9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9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9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9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9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9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19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19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0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0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0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0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0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0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0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0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0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0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1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21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1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1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1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1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1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1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2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2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2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2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2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2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2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2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3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3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3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3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3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3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3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3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3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3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4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4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4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4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4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4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4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4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4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4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5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5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5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5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5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5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5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5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6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6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6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6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6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6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6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6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7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7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7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7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7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7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7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7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7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7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8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8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8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8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8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8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8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8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8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9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9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9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9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9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9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9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9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29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29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0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0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0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0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0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0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0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0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0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1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1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1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1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1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1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1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1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1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1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2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2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2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2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2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2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2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2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3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3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3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3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3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3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3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3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3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3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4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4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4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4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4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4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4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4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5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5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5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5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5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5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5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5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5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5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6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6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6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6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6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6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6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6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7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7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7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7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7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77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7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7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8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8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8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8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8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8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8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8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8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9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9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9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9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9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9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9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9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39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9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0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0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0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0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0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0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0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0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0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1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1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1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1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1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1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1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1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1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1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2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2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2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2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2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2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2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2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3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3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3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3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3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3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3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3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3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3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4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4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4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4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4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4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4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4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5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5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5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5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5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5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5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5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5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5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6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6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6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6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6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6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6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6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6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6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7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47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7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7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7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7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7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7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7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8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8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8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8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8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8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8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8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8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9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9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9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9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9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9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9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9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9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49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0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0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0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0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0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0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0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0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0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1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1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1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1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1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1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1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1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1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1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2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2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2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2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2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2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2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2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3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3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3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3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3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3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3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3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3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3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4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4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4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4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4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4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4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4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5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5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5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5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5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5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5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5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5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5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6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6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6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6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6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6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6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6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7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7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7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7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7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7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7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7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7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8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8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8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8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8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8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8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8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8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9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9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9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9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9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9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9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9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59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59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0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0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0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0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0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0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0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0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0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1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1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1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1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1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1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1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1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1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2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2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2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2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2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2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2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2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3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3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3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3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3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3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3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3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3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3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4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4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4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4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4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4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4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4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5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5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5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5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5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5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5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5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6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6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6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6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6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6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6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6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6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6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7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7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7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7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7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7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7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7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8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8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8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8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8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8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8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8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8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8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9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9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9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9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9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9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9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9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69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69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0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0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02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03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0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0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0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0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0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0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1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1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1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1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1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1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1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1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1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1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2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2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2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2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2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2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2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2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3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3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3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3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3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3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3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3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3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3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4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4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4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4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4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4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4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4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4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4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5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5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5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5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5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5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5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5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5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6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6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6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4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65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66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67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68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6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70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71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7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7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7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7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7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7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8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8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8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8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8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8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86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87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8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89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9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91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92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93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94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795" style:family="text">
      <style:text-properties fo:font-size="11.00pt" fo:font-weight="normal" fo:font-family="'Arial Unicode MS'" style:font-family-asian="'Arial Unicode MS'" style:font-family-complex="'Arial Unicode MS'" fo:background-color="transparent" style:use-window-font-color="true"/>
    </style:style>
    <style:style style:name="T79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 fo:margin-left="36.00pt" fo:text-indent="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left="36.00pt" fo:text-indent="0.00pt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 fo:margin-left="36.00pt" fo:text-indent="0.00pt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15.00%" fo:text-align="left" fo:margin-left="36.00pt" fo:text-indent="0.00pt"/>
    </style:style>
    <style:style style:name="P10" style:family="paragraph">
      <style:paragraph-properties fo:line-height="100.00%" fo:text-align="justify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justify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/>
    </style:style>
  </office:automatic-styles>
  <office:body>
    <office:text>
      <text:p text:style-name="P1"><text:span text:style-name="T1">&lt;Data 2<text:s/></text:span><text:span text:style-name="T2">발표</text:span><text:span text:style-name="T3"><text:s/></text:span><text:span text:style-name="T4">스크립트</text:span><text:span text:style-name="T5">&gt;</text:span><text:span text:style-name="T6"/></text:p>
      <text:p text:style-name="P1"><text:span text:style-name="T7"/></text:p>
      <text:list text:style-name="L2">
        <text:list-item>
          <text:p text:style-name="P2"><text:span text:style-name="T8">기초</text:span><text:span text:style-name="T9"><text:s/></text:span><text:span text:style-name="T10">통계</text:span><text:span text:style-name="T11"><text:s/></text:span><text:span text:style-name="T12">분석</text:span><text:span text:style-name="T13"><text:s/></text:span><text:span text:style-name="T14">결과</text:span><text:span text:style-name="T15"/></text:p>
        </text:list-item>
      </text:list>
      <text:p text:style-name="P3"><text:span text:style-name="T16">①</text:span><text:span text:style-name="T17"><text:s/></text:span><text:span text:style-name="T18">제품</text:span><text:span text:style-name="T19"><text:s/></text:span><text:span text:style-name="T20">유형</text:span><text:span text:style-name="T21"><text:s/>: H (5</text:span><text:span text:style-name="T22">분</text:span><text:span text:style-name="T23">/ 10%) , M (3</text:span><text:span text:style-name="T24">분</text:span><text:span text:style-name="T25">/ 30%), L (2</text:span><text:span text:style-name="T26">분</text:span><text:span text:style-name="T27">/ 60%)<text:s/></text:span><text:span text:style-name="T28"/></text:p>
      <text:p text:style-name="P3"><text:span text:style-name="T29">②</text:span><text:span text:style-name="T30"><text:s/></text:span><text:span text:style-name="T31">기온</text:span><text:span text:style-name="T32">,<text:s/></text:span><text:span text:style-name="T33">공정온도</text:span><text:span text:style-name="T34">,<text:s/></text:span><text:span text:style-name="T35">회전력</text:span><text:span text:style-name="T36">,<text:s/></text:span><text:span text:style-name="T37">화전</text:span><text:span text:style-name="T38"><text:s/></text:span><text:span text:style-name="T39">속도와</text:span><text:span text:style-name="T40"><text:s/></text:span><text:span text:style-name="T41">같은</text:span><text:span text:style-name="T42"><text:s/></text:span><text:span text:style-name="T43">환경</text:span><text:span text:style-name="T44"><text:s/></text:span><text:span text:style-name="T45">요소들은</text:span><text:span text:style-name="T46"><text:s/></text:span><text:span text:style-name="T47">대부분</text:span><text:span text:style-name="T48"><text:s/></text:span><text:span text:style-name="T49">정규분포를</text:span><text:span text:style-name="T50"><text:s/></text:span><text:span text:style-name="T51"/></text:p>
      <text:p text:style-name="P3"><text:span text:style-name="T52"><text:s text:c="5"/></text:span><text:span text:style-name="T53">따르고</text:span><text:span text:style-name="T54"><text:s/></text:span><text:span text:style-name="T55">있으며</text:span><text:span text:style-name="T56"><text:s text:c="2"/></text:span><text:span text:style-name="T57">회전속도의</text:span><text:span text:style-name="T58"><text:s/></text:span><text:span text:style-name="T59">경우</text:span><text:span text:style-name="T60"><text:s/></text:span><text:span text:style-name="T61">오른쪽으로</text:span><text:span text:style-name="T62"><text:s/></text:span><text:span text:style-name="T63">긴</text:span><text:span text:style-name="T64"><text:s/></text:span><text:span text:style-name="T65">꼬리</text:span><text:span text:style-name="T66">(</text:span><text:span text:style-name="T67">양의</text:span><text:span text:style-name="T68"><text:s/></text:span><text:span text:style-name="T69">왜도</text:span><text:span text:style-name="T70">)</text:span><text:span text:style-name="T71">를</text:span><text:span text:style-name="T72"><text:s/></text:span><text:span text:style-name="T73">갖고</text:span><text:span text:style-name="T74"><text:s/></text:span><text:span text:style-name="T75">있는</text:span><text:span text:style-name="T76"><text:s/></text:span><text:span text:style-name="T77">형태이다</text:span><text:span text:style-name="T78">.</text:span><text:span text:style-name="T79"/></text:p>
      <text:p text:style-name="P3"><text:span text:style-name="T80">③</text:span><text:span text:style-name="T81"><text:s/></text:span><text:span text:style-name="T82">공구</text:span><text:span text:style-name="T83"><text:s/></text:span><text:span text:style-name="T84">마모</text:span><text:span text:style-name="T85"><text:s/></text:span><text:span text:style-name="T86">시간은</text:span><text:span text:style-name="T87"><text:s/></text:span><text:span text:style-name="T88">최소</text:span><text:span text:style-name="T89"><text:s/>0 ~</text:span><text:span text:style-name="T90">최대</text:span><text:span text:style-name="T91"><text:s/>253</text:span><text:span text:style-name="T92">분으로</text:span><text:span text:style-name="T93"><text:s/>119</text:span><text:span text:style-name="T94">회</text:span><text:span text:style-name="T95"><text:s/></text:span><text:span text:style-name="T96">반복됨</text:span><text:span text:style-name="T97"><text:s/></text:span><text:span text:style-name="T98"/></text:p>
      <text:p text:style-name="P3"><text:span text:style-name="T99">④</text:span><text:span text:style-name="T100"><text:s/>10,000<text:s/></text:span><text:span text:style-name="T101">건</text:span><text:span text:style-name="T102"><text:s/></text:span><text:span text:style-name="T103">중</text:span><text:span text:style-name="T104"><text:s/>339</text:span><text:span text:style-name="T105">건</text:span><text:span text:style-name="T106"><text:s/></text:span><text:span text:style-name="T107">고장</text:span><text:span text:style-name="T108"><text:s/>(</text:span><text:span text:style-name="T109">고장율</text:span><text:span text:style-name="T110"><text:s/>3.39%)</text:span><text:span text:style-name="T111"/></text:p>
      <text:p text:style-name="P3"><text:span text:style-name="T112"><text:s text:c="3"/>(</text:span><text:span text:style-name="T113">총</text:span><text:span text:style-name="T114"><text:s/>339=</text:span><text:span text:style-name="T115">열방산</text:span><text:span text:style-name="T116"><text:s/>115,<text:s/></text:span><text:span text:style-name="T117">과부하</text:span><text:span text:style-name="T118"><text:s/>98,<text:s/></text:span><text:span text:style-name="T119">동력이상</text:span><text:span text:style-name="T120"><text:s/>95,<text:s/></text:span><text:span text:style-name="T121">공구마모</text:span><text:span text:style-name="T122"><text:s/>46,<text:s/></text:span><text:span text:style-name="T123">랜덤</text:span><text:span text:style-name="T124"><text:s/>19)</text:span><text:span text:style-name="T125"/></text:p>
      <text:p text:style-name="P3"><text:span text:style-name="T125"/></text:p>
      <text:list text:style-name="L4">
        <text:list-item>
          <text:p text:style-name="P4"><text:span text:style-name="T126">구체적인</text:span><text:span text:style-name="T127"><text:s/></text:span><text:span text:style-name="T128">분석</text:span><text:span text:style-name="T129"><text:s/></text:span><text:span text:style-name="T130">결과</text:span><text:span text:style-name="T131"><text:s/></text:span><text:span text:style-name="T132">및</text:span><text:span text:style-name="T133"><text:s/></text:span><text:span text:style-name="T134">과정</text:span><text:span text:style-name="T135"/></text:p>
        </text:list-item>
      </text:list>
      <text:p text:style-name="P5"><text:span text:style-name="T136">①</text:span><text:span text:style-name="T137">-1<text:s/></text:span><text:span text:style-name="T138">상관관계</text:span><text:span text:style-name="T139"/></text:p>
      <text:p text:style-name="P5"><text:span text:style-name="T140">열</text:span><text:span text:style-name="T141"><text:s/></text:span><text:span text:style-name="T142">방산은</text:span><text:span text:style-name="T143"><text:s text:c="2"/></text:span><text:span text:style-name="T144">기온과의</text:span><text:span text:style-name="T145"><text:s/></text:span><text:span text:style-name="T146">연관성이</text:span><text:span text:style-name="T147"><text:s/></text:span><text:span text:style-name="T148">가장</text:span><text:span text:style-name="T149"><text:s/></text:span><text:span text:style-name="T150">높다</text:span><text:span text:style-name="T151">. (27 ~ 30</text:span><text:span text:style-name="T152">도</text:span><text:span text:style-name="T153"><text:s/>)</text:span><text:span text:style-name="T154"/></text:p>
      <text:p text:style-name="P6"><text:span text:style-name="T155"><text:s text:c="12"/></text:span><text:span text:style-name="T156">과부하는</text:span><text:span text:style-name="T157"><text:s/></text:span><text:span text:style-name="T158">공구마모시간과</text:span><text:span text:style-name="T159"><text:s/></text:span><text:span text:style-name="T160">연관성이</text:span><text:span text:style-name="T161"><text:s/></text:span><text:span text:style-name="T162">가장</text:span><text:span text:style-name="T163"><text:s/></text:span><text:span text:style-name="T164">높다</text:span><text:span text:style-name="T165">. (172 ~ 253</text:span><text:span text:style-name="T166">분</text:span><text:span text:style-name="T167">)</text:span><text:span text:style-name="T168"/></text:p>
      <text:p text:style-name="P6"><text:span text:style-name="T169"><text:s text:c="12"/></text:span><text:span text:style-name="T170">동력</text:span><text:span text:style-name="T171"><text:s/></text:span><text:span text:style-name="T172">이상</text:span><text:span text:style-name="T173"><text:s/></text:span><text:span text:style-name="T174">회전속도와의</text:span><text:span text:style-name="T175"><text:s/></text:span><text:span text:style-name="T176">연관성이</text:span><text:span text:style-name="T177"><text:s/></text:span><text:span text:style-name="T178">가장</text:span><text:span text:style-name="T179"><text:s/></text:span><text:span text:style-name="T180">높다</text:span><text:span text:style-name="T181">. (1,200 ~ 2,886 rpm)<text:s text:c="2"/></text:span><text:span text:style-name="T182"/></text:p>
      <text:p text:style-name="P7"><text:span text:style-name="T183"><text:s/>*</text:span><text:span text:style-name="T184">전처리</text:span><text:span text:style-name="T185"><text:s/></text:span><text:span text:style-name="T186">및</text:span><text:span text:style-name="T187"><text:s/></text:span><text:span text:style-name="T188">분석</text:span><text:span text:style-name="T189"><text:s/></text:span><text:span text:style-name="T190">과정</text:span><text:span text:style-name="T191"><text:s/>:<text:s/></text:span><text:span text:style-name="T192">고장</text:span><text:span text:style-name="T193"><text:s/></text:span><text:span text:style-name="T194">발생</text:span><text:span text:style-name="T195"><text:s/></text:span><text:span text:style-name="T196">건만</text:span><text:span text:style-name="T197"><text:s/>groupby<text:s/></text:span><text:span text:style-name="T198">로</text:span><text:span text:style-name="T199"><text:s/></text:span><text:span text:style-name="T200">생성</text:span><text:span text:style-name="T201"><text:s/></text:span><text:span text:style-name="T202">후</text:span><text:span text:style-name="T203"><text:s/>seaborn<text:s/></text:span><text:span text:style-name="T204">히트맵과</text:span><text:span text:style-name="T205"><text:s/>scatter<text:s/></text:span><text:span text:style-name="T206">로</text:span><text:span text:style-name="T207"><text:s/></text:span><text:span text:style-name="T208">시각화</text:span><text:span text:style-name="T209"><text:s text:c="2"/></text:span><text:span text:style-name="T210"/></text:p>
      <text:p text:style-name="P8"><text:span text:style-name="T210"/></text:p>
      <text:p text:style-name="P8"><text:span text:style-name="T211"><text:s text:c="12"/></text:span><text:span text:style-name="T212">①</text:span><text:span text:style-name="T213">-2<text:s/></text:span><text:span text:style-name="T214">고장</text:span><text:span text:style-name="T215"><text:s/></text:span><text:span text:style-name="T216">시</text:span><text:span text:style-name="T217"><text:s/></text:span><text:span text:style-name="T218">정상</text:span><text:span text:style-name="T219"><text:s/></text:span><text:span text:style-name="T220">제품과</text:span><text:span text:style-name="T221"><text:s/></text:span><text:span text:style-name="T222">비교</text:span><text:span text:style-name="T223"/></text:p>
      <text:p text:style-name="P9"><text:span text:style-name="T224">열</text:span><text:span text:style-name="T225"><text:s/></text:span><text:span text:style-name="T226">방산은</text:span><text:span text:style-name="T227"><text:s text:c="2"/></text:span><text:span text:style-name="T228">정상</text:span><text:span text:style-name="T229"><text:s/></text:span><text:span text:style-name="T230">보다</text:span><text:span text:style-name="T231"><text:s text:c="2"/></text:span><text:span text:style-name="T232">평균</text:span><text:span text:style-name="T233"><text:s/></text:span><text:span text:style-name="T234">기온</text:span><text:span text:style-name="T235"><text:s/>2.58</text:span><text:span text:style-name="T236">도</text:span><text:span text:style-name="T237"><text:s/></text:span><text:span text:style-name="T238">높다</text:span><text:span text:style-name="T239"><text:s/>(</text:span><text:span text:style-name="T240">다른</text:span><text:span text:style-name="T241"><text:s/></text:span><text:span text:style-name="T242">고장</text:span><text:span text:style-name="T243"><text:s/></text:span><text:span text:style-name="T244">원인</text:span><text:span text:style-name="T245"><text:s/></text:span><text:span text:style-name="T246">보다</text:span><text:span text:style-name="T247"><text:s text:c="2"/>2.49</text:span><text:span text:style-name="T248">도</text:span><text:span text:style-name="T249"><text:s/></text:span><text:span text:style-name="T250">높다</text:span><text:span text:style-name="T251">)</text:span><text:span text:style-name="T252"/></text:p>
      <text:p text:style-name="P9"><text:span text:style-name="T253">과부하는</text:span><text:span text:style-name="T254"><text:s text:c="2"/></text:span><text:span text:style-name="T255">정상</text:span><text:span text:style-name="T256"><text:s/></text:span><text:span text:style-name="T257">보다</text:span><text:span text:style-name="T258"><text:s text:c="2"/></text:span><text:span text:style-name="T259">평균</text:span><text:span text:style-name="T260"><text:s/></text:span><text:span text:style-name="T261">공구마모시간</text:span><text:span text:style-name="T262"><text:s/>101</text:span><text:span text:style-name="T263">분</text:span><text:span text:style-name="T264"><text:s/></text:span><text:span text:style-name="T265">길다</text:span><text:span text:style-name="T266"/></text:p>
      <text:p text:style-name="P9"><text:span text:style-name="T267">동력이상은</text:span><text:span text:style-name="T268"><text:s text:c="2"/></text:span><text:span text:style-name="T269">정상</text:span><text:span text:style-name="T270"><text:s/></text:span><text:span text:style-name="T271">보다</text:span><text:span text:style-name="T272"><text:s text:c="2"/></text:span><text:span text:style-name="T273">평균</text:span><text:span text:style-name="T274"><text:s/></text:span><text:span text:style-name="T275">회전속도</text:span><text:span text:style-name="T276"><text:s/>223.7 RPM<text:s/></text:span><text:span text:style-name="T277">높다</text:span><text:span text:style-name="T278">.<text:s text:c="2"/></text:span><text:span text:style-name="T279"/></text:p>
      <text:p text:style-name="P9"><text:span text:style-name="T280">회전력은</text:span><text:span text:style-name="T281"><text:s text:c="2"/></text:span><text:span text:style-name="T282">정상</text:span><text:span text:style-name="T283"><text:s/></text:span><text:span text:style-name="T284">보다</text:span><text:span text:style-name="T285"><text:s text:c="2"/></text:span><text:span text:style-name="T286">모두</text:span><text:span text:style-name="T287"><text:s/></text:span><text:span text:style-name="T288">크다</text:span><text:span text:style-name="T289"/></text:p>
      <text:p text:style-name="P9"><text:span text:style-name="T289"><text:s/></text:span></text:p>
      <text:p text:style-name="P10"><text:span text:style-name="T290"><text:s text:c="13"/>*</text:span><text:span text:style-name="T291">고장</text:span><text:span text:style-name="T292"><text:s/></text:span><text:span text:style-name="T293">원인</text:span><text:span text:style-name="T294"><text:s/></text:span><text:span text:style-name="T295">과</text:span><text:span text:style-name="T296"><text:s/></text:span><text:span text:style-name="T297">환경</text:span><text:span text:style-name="T298"><text:s/></text:span><text:span text:style-name="T299">요인의</text:span><text:span text:style-name="T300"><text:s/></text:span><text:span text:style-name="T301">분포별</text:span><text:span text:style-name="T302"><text:s/></text:span><text:span text:style-name="T303">특이점</text:span><text:span text:style-name="T304"><text:s/>&lt;</text:span><text:span text:style-name="T305">생략</text:span><text:span text:style-name="T306">&gt;</text:span><text:span text:style-name="T307"/></text:p>
      <text:p text:style-name="P10"><text:span text:style-name="T308"><text:s text:c="13"/></text:span><text:span text:style-name="T309">과부하의</text:span><text:span text:style-name="T310"><text:s/></text:span><text:span text:style-name="T311">공구마모시간은</text:span><text:span text:style-name="T312"><text:s/></text:span><text:span text:style-name="T313">평균과</text:span><text:span text:style-name="T314"><text:s/></text:span><text:span text:style-name="T315">중앙값이</text:span><text:span text:style-name="T316"><text:s/></text:span><text:span text:style-name="T317">일치하는</text:span><text:span text:style-name="T318"><text:s text:c="2"/>207</text:span><text:span text:style-name="T319">분에</text:span><text:span text:style-name="T320"><text:s/></text:span><text:span text:style-name="T321">집중되어</text:span><text:span text:style-name="T322"><text:s/></text:span><text:span text:style-name="T323">있다</text:span><text:span text:style-name="T324">.</text:span><text:span text:style-name="T325"/></text:p>
      <text:p text:style-name="P10"><text:span text:style-name="T326"><text:s text:c="13"/></text:span><text:span text:style-name="T327">동력이상의</text:span><text:span text:style-name="T328"><text:s/></text:span><text:span text:style-name="T329">회전속도는</text:span><text:span text:style-name="T330"><text:s/>1,386&lt;</text:span><text:span text:style-name="T331">중앙</text:span><text:span text:style-name="T332">&gt; ~ 2,563 rpm &lt;3</text:span><text:span text:style-name="T333">분위</text:span><text:span text:style-name="T334">&gt;<text:s/></text:span><text:span text:style-name="T335">으로</text:span><text:span text:style-name="T336"><text:s/></text:span><text:span text:style-name="T337">위로</text:span><text:span text:style-name="T338"><text:s/></text:span><text:span text:style-name="T339">넓게</text:span><text:span text:style-name="T340"><text:s/></text:span><text:span text:style-name="T341">퍼져있고</text:span><text:span text:style-name="T342">,<text:s/></text:span><text:span text:style-name="T343"/></text:p>
      <text:p text:style-name="P10"><text:span text:style-name="T344"><text:s text:c="30"/>,<text:s/></text:span><text:span text:style-name="T345">회전력은</text:span><text:span text:style-name="T346"><text:s/>12&lt;1</text:span><text:span text:style-name="T347">분위</text:span><text:span text:style-name="T348">&gt; ~<text:s text:c="2"/>80 Nm&lt;</text:span><text:span text:style-name="T349">중앙</text:span><text:span text:style-name="T350">&gt;</text:span><text:span text:style-name="T351">로</text:span><text:span text:style-name="T352"><text:s/></text:span><text:span text:style-name="T353">아래로</text:span><text:span text:style-name="T354"><text:s/></text:span><text:span text:style-name="T355">넓게</text:span><text:span text:style-name="T356"><text:s/></text:span><text:span text:style-name="T357">분포하고</text:span><text:span text:style-name="T358"><text:s/></text:span><text:span text:style-name="T359">있다</text:span><text:span text:style-name="T360">.<text:s/></text:span><text:span text:style-name="T361"/></text:p>
      <text:p text:style-name="P10"><text:span text:style-name="T362"><text:s text:c="12"/>*</text:span><text:span text:style-name="T363">분석</text:span><text:span text:style-name="T364"><text:s/></text:span><text:span text:style-name="T365">과정</text:span><text:span text:style-name="T366"><text:s/>:<text:s/></text:span><text:span text:style-name="T367">박스플롯</text:span><text:span text:style-name="T368"><text:s/></text:span><text:span text:style-name="T369">그래프를</text:span><text:span text:style-name="T370"><text:s/></text:span><text:span text:style-name="T371">이용한</text:span><text:span text:style-name="T372"><text:s/></text:span><text:span text:style-name="T373">시각화</text:span><text:span text:style-name="T374"><text:s/></text:span><text:span text:style-name="T375"/></text:p>
      <text:p text:style-name="P10"><text:span text:style-name="T375"><text:s/></text:span></text:p>
      <text:p text:style-name="P10"><text:span text:style-name="T376"><text:s text:c="13"/></text:span><text:span text:style-name="T377">②</text:span><text:span text:style-name="T378"><text:s/></text:span><text:span text:style-name="T379">고장원인</text:span><text:span text:style-name="T380"><text:s/></text:span><text:span text:style-name="T381">랜덤</text:span><text:span text:style-name="T382"><text:s/></text:span><text:span text:style-name="T383">케이스</text:span><text:span text:style-name="T384"><text:s/></text:span><text:span text:style-name="T385">분석</text:span><text:span text:style-name="T386"/></text:p>
      <text:p text:style-name="P10"><text:span text:style-name="T387"><text:s text:c="17"/>M19544 :<text:s/></text:span><text:span text:style-name="T388">열방산의</text:span><text:span text:style-name="T389"><text:s/></text:span><text:span text:style-name="T390">최대</text:span><text:span text:style-name="T391"><text:s/></text:span><text:span text:style-name="T392">회전속도</text:span><text:span text:style-name="T393"><text:s/>1,379<text:s/></text:span><text:span text:style-name="T394">보다</text:span><text:span text:style-name="T395"><text:s/></text:span><text:span text:style-name="T396">높았지만</text:span><text:span text:style-name="T397"><text:s text:c="2"/></text:span><text:span text:style-name="T398">최소</text:span><text:span text:style-name="T399"><text:s/></text:span><text:span text:style-name="T400">회전력</text:span><text:span text:style-name="T401"><text:s/>41<text:s/></text:span><text:span text:style-name="T402">과</text:span><text:span text:style-name="T403"><text:s/></text:span><text:span text:style-name="T404">비슷한</text:span><text:span text:style-name="T405"><text:s/>43<text:s text:c="14"/></text:span><text:span text:style-name="T406"/></text:p>
      <text:p text:style-name="P10"><text:span text:style-name="T407"><text:s text:c="17"/>L52651 :<text:s text:c="2"/></text:span><text:span text:style-name="T408">과부하의</text:span><text:span text:style-name="T409"><text:s/></text:span><text:span text:style-name="T410">기온</text:span><text:span text:style-name="T411">,<text:s/></text:span><text:span text:style-name="T412">공정온도</text:span><text:span text:style-name="T413">,<text:s/></text:span><text:span text:style-name="T414">회전속도</text:span><text:span text:style-name="T415">,<text:s/></text:span><text:span text:style-name="T416">회전력</text:span><text:span text:style-name="T417"><text:s/></text:span><text:span text:style-name="T418">평균값과</text:span><text:span text:style-name="T419"><text:s/></text:span><text:span text:style-name="T420">유사</text:span><text:span text:style-name="T421"/></text:p>
      <text:p text:style-name="P10"><text:span text:style-name="T422"><text:s text:c="17"/>L55686 :<text:s text:c="2"/></text:span><text:span text:style-name="T423">동력이상의</text:span><text:span text:style-name="T424"><text:s text:c="2"/></text:span><text:span text:style-name="T425">기온</text:span><text:span text:style-name="T426">,<text:s/></text:span><text:span text:style-name="T427">공정온도</text:span><text:span text:style-name="T428">,<text:s text:c="2"/></text:span><text:span text:style-name="T429">회전속도와</text:span><text:span text:style-name="T430"><text:s/></text:span><text:span text:style-name="T431">유사하나</text:span><text:span text:style-name="T432"><text:s text:c="2"/></text:span><text:span text:style-name="T433">회전력</text:span><text:span text:style-name="T434"><text:s/>27</text:span><text:span text:style-name="T435">로</text:span><text:span text:style-name="T436"><text:s text:c="2"/></text:span><text:span text:style-name="T437">평균</text:span><text:span text:style-name="T438"><text:s/></text:span><text:span text:style-name="T439">보다</text:span><text:span text:style-name="T440"><text:s/>21<text:s/></text:span><text:span text:style-name="T441">낮음</text:span><text:span text:style-name="T442"/></text:p>
      <text:p text:style-name="P10"><text:span text:style-name="T443"><text:s text:c="16"/>*</text:span><text:span text:style-name="T444">전처리</text:span><text:span text:style-name="T445"><text:s/></text:span><text:span text:style-name="T446">및</text:span><text:span text:style-name="T447"><text:s/></text:span><text:span text:style-name="T448">분석</text:span><text:span text:style-name="T449"><text:s/></text:span><text:span text:style-name="T450">과정</text:span><text:span text:style-name="T451"><text:s/>:<text:s/></text:span><text:span text:style-name="T452">고장이나</text:span><text:span text:style-name="T453"><text:s/></text:span><text:span text:style-name="T454">원인</text:span><text:span text:style-name="T455"><text:s/></text:span><text:span text:style-name="T456">미분류</text:span><text:span text:style-name="T457"><text:s/>9</text:span><text:span text:style-name="T458">개</text:span><text:span text:style-name="T459"><text:s/></text:span><text:span text:style-name="T460">찾음</text:span><text:span text:style-name="T461"><text:s/>+<text:s/></text:span><text:span text:style-name="T462">랜덤고장원인</text:span><text:span text:style-name="T463"><text:s/>19</text:span><text:span text:style-name="T464">개</text:span><text:span text:style-name="T465"><text:s/>= 28<text:s/></text:span><text:span text:style-name="T466">개</text:span><text:span text:style-name="T467"><text:s/>concat<text:s/></text:span><text:span text:style-name="T468">합침</text:span><text:span text:style-name="T469"/></text:p>
      <text:p text:style-name="P10"><text:span text:style-name="T469"><text:s text:c="58"/></text:span></text:p>
      <text:p text:style-name="P10"><text:span text:style-name="T470"><text:s text:c="13"/></text:span><text:span text:style-name="T471">③</text:span><text:span text:style-name="T472"><text:s/></text:span><text:span text:style-name="T473">공구마모교체</text:span><text:span text:style-name="T474">,<text:s/></text:span><text:span text:style-name="T475">정기</text:span><text:span text:style-name="T476"><text:s/></text:span><text:span text:style-name="T477">교체</text:span><text:span text:style-name="T478"><text:s/></text:span><text:span text:style-name="T479">주기</text:span><text:span text:style-name="T480"><text:s/></text:span><text:span text:style-name="T481"/></text:p>
      <text:p text:style-name="P10"><text:span text:style-name="T482"><text:s text:c="18"/></text:span><text:span text:style-name="T483">고장별</text:span><text:span text:style-name="T484"><text:s/></text:span><text:span text:style-name="T485">평균</text:span><text:span text:style-name="T486"><text:s/></text:span><text:span text:style-name="T487">시간</text:span><text:span text:style-name="T488"><text:s/>:<text:s/></text:span><text:span text:style-name="T489">최소</text:span><text:span text:style-name="T490"><text:s/></text:span><text:span text:style-name="T491">동력이상</text:span><text:span text:style-name="T492"><text:s/>101</text:span><text:span text:style-name="T493">분</text:span><text:span text:style-name="T494"><text:s/>~<text:s/></text:span><text:span text:style-name="T495">최대</text:span><text:span text:style-name="T496"><text:s/></text:span><text:span text:style-name="T497">공구마모</text:span><text:span text:style-name="T498"><text:s/>216</text:span><text:span text:style-name="T499">분에서</text:span><text:span text:style-name="T500"><text:s/></text:span><text:span text:style-name="T501">발생</text:span><text:span text:style-name="T502"/></text:p>
      <text:p text:style-name="P10"><text:span text:style-name="T503"><text:s text:c="18"/></text:span><text:span text:style-name="T504">횟수</text:span><text:span text:style-name="T505"><text:s/>:<text:s/></text:span><text:span text:style-name="T506">정기</text:span><text:span text:style-name="T507"><text:s/></text:span><text:span text:style-name="T508">교체</text:span><text:span text:style-name="T509"><text:s/>64</text:span><text:span text:style-name="T510">회</text:span><text:span text:style-name="T511">,<text:s/></text:span><text:span text:style-name="T512">고장</text:span><text:span text:style-name="T513"><text:s/>55</text:span><text:span text:style-name="T514">회</text:span><text:span text:style-name="T515"><text:s/></text:span><text:span text:style-name="T516">총</text:span><text:span text:style-name="T517"><text:s/>119</text:span><text:span text:style-name="T518">회</text:span><text:span text:style-name="T519"><text:s/></text:span><text:span text:style-name="T520">교체</text:span><text:span text:style-name="T521"/></text:p>
      <text:p text:style-name="P10"><text:span text:style-name="T522"><text:s text:c="18"/></text:span><text:span text:style-name="T523">평균</text:span><text:span text:style-name="T524"><text:s/></text:span><text:span text:style-name="T525">교체</text:span><text:span text:style-name="T526"><text:s/></text:span><text:span text:style-name="T527">주기</text:span><text:span text:style-name="T528"><text:s/>:<text:s/></text:span><text:span text:style-name="T529">정기</text:span><text:span text:style-name="T530"><text:s/></text:span><text:span text:style-name="T531">교체</text:span><text:span text:style-name="T532"><text:s/>215</text:span><text:span text:style-name="T533">분</text:span><text:span text:style-name="T534">,<text:s/></text:span><text:span text:style-name="T535">고장</text:span><text:span text:style-name="T536"><text:s/>216</text:span><text:span text:style-name="T537">분</text:span><text:span text:style-name="T538"><text:s text:c="2"/></text:span><text:span text:style-name="T539">거의</text:span><text:span text:style-name="T540"><text:s/></text:span><text:span text:style-name="T541">비슷</text:span><text:span text:style-name="T542"><text:s/></text:span><text:span text:style-name="T543">함</text:span><text:span text:style-name="T544"/></text:p>
      <text:p text:style-name="P10"><text:span text:style-name="T544"><text:s text:c="18"/></text:span></text:p>
      <text:p text:style-name="P10"><text:span text:style-name="T545"><text:s text:c="17"/>*</text:span><text:span text:style-name="T546">전처리</text:span><text:span text:style-name="T547"><text:s/></text:span><text:span text:style-name="T548">및</text:span><text:span text:style-name="T549"><text:s/></text:span><text:span text:style-name="T550">분석</text:span><text:span text:style-name="T551"><text:s/></text:span><text:span text:style-name="T552">과정</text:span><text:span text:style-name="T553"><text:s/>: for ,if-else</text:span><text:span text:style-name="T554">문을</text:span><text:span text:style-name="T555"><text:s/></text:span><text:span text:style-name="T556">사용하여</text:span><text:span text:style-name="T557"><text:s/></text:span><text:span text:style-name="T558">공구마모시간</text:span><text:span text:style-name="T559"><text:s/></text:span><text:span text:style-name="T560">패턴을</text:span><text:span text:style-name="T561"><text:s/></text:span><text:span text:style-name="T562">정상과</text:span><text:span text:style-name="T563"><text:s/></text:span><text:span text:style-name="T564">고장으로</text:span><text:span text:style-name="T565"><text:s/></text:span><text:span text:style-name="T566">분류하여</text:span><text:span text:style-name="T567"><text:s/></text:span><text:span text:style-name="T568"/></text:p>
      <text:p text:style-name="P10"><text:span text:style-name="T569"><text:s text:c="53"/>line<text:s/></text:span><text:span text:style-name="T570">과</text:span><text:span text:style-name="T571"><text:s/>bar<text:s/></text:span><text:span text:style-name="T572">그래프로</text:span><text:span text:style-name="T573"><text:s/></text:span><text:span text:style-name="T574">시각화</text:span><text:span text:style-name="T575"><text:s/></text:span><text:span text:style-name="T576">표현하였다</text:span><text:span text:style-name="T577">.</text:span><text:span text:style-name="T578"/></text:p>
      <text:p text:style-name="P10"><text:span text:style-name="T578"/></text:p>
      <text:p text:style-name="P10"><text:span text:style-name="T578"/></text:p>
      <text:list text:style-name="L11">
        <text:list-item>
          <text:p text:style-name="P11"><text:span text:style-name="T579">데이터</text:span><text:span text:style-name="T580">2<text:s/></text:span><text:span text:style-name="T581">결과</text:span><text:span text:style-name="T582"><text:s/></text:span><text:span text:style-name="T583">해석</text:span><text:span text:style-name="T584"/></text:p>
        </text:list-item>
      </text:list>
      <text:p text:style-name="P12"><text:span text:style-name="T585"><text:s text:c="8"/></text:span></text:p>
      <text:p text:style-name="P12"><text:span text:style-name="T586"><text:s text:c="10"/>*</text:span><text:span text:style-name="T587">유지</text:span><text:span text:style-name="T588">1<text:s text:c="2"/></text:span><text:span text:style-name="T589">고장</text:span><text:span text:style-name="T590"><text:s/></text:span><text:span text:style-name="T591">원인과</text:span><text:span text:style-name="T592"><text:s/></text:span><text:span text:style-name="T593">변수</text:span><text:span text:style-name="T594"><text:s/></text:span><text:span text:style-name="T595">관계</text:span><text:span text:style-name="T596"><text:s/></text:span><text:span text:style-name="T597">분석</text:span><text:span text:style-name="T598"><text:s/></text:span><text:span text:style-name="T599"/></text:p>
      <text:p text:style-name="P12"><text:span text:style-name="T599"><text:s text:c="12"/>-</text:span><text:span text:style-name="T600">기온</text:span><text:span text:style-name="T601"><text:s text:c="2"/>27.65</text:span><text:span text:style-name="T602">도</text:span><text:span text:style-name="T603">(</text:span><text:span text:style-name="T604">열방산</text:span><text:span text:style-name="T605"><text:s/></text:span><text:span text:style-name="T606">최소값</text:span><text:span text:style-name="T607">)<text:s text:c="2"/></text:span><text:span text:style-name="T608">이하</text:span><text:span text:style-name="T609"><text:s/></text:span><text:span text:style-name="T610"/></text:p>
      <text:p text:style-name="P12"><text:span text:style-name="T611"><text:s text:c="12"/>-</text:span><text:span text:style-name="T612">공정온도</text:span><text:span text:style-name="T613"><text:s/>36.25</text:span><text:span text:style-name="T614">도</text:span><text:span text:style-name="T615"><text:s/>(</text:span><text:span text:style-name="T616">열방산</text:span><text:span text:style-name="T617"><text:s/></text:span><text:span text:style-name="T618">최소값</text:span><text:span text:style-name="T619">)<text:s/></text:span><text:span text:style-name="T620">이하</text:span><text:span text:style-name="T621"><text:s text:c="2"/></text:span><text:span text:style-name="T622"/></text:p>
      <text:p text:style-name="P13"><text:span text:style-name="T623"><text:s text:c="12"/>-</text:span><text:span text:style-name="T624">회전</text:span><text:span text:style-name="T625"><text:s/></text:span><text:span text:style-name="T626">속도</text:span><text:span text:style-name="T627"><text:s/>1,515 (</text:span><text:span text:style-name="T628">과부하</text:span><text:span text:style-name="T629"><text:s/></text:span><text:span text:style-name="T630">최대값</text:span><text:span text:style-name="T631">)<text:s text:c="2"/>~ 2,153 rpm (</text:span><text:span text:style-name="T632">동력이상</text:span><text:span text:style-name="T633"><text:s/>1750<text:s/></text:span><text:span text:style-name="T634">초과</text:span><text:span text:style-name="T635"><text:s/></text:span><text:span text:style-name="T636">중에서</text:span><text:span text:style-name="T637"><text:s/></text:span><text:span text:style-name="T638">최소값</text:span><text:span text:style-name="T639">)<text:s text:c="3"/></text:span><text:span text:style-name="T640"/></text:p>
      <text:p text:style-name="P13"><text:span text:style-name="T641"><text:s text:c="12"/>-</text:span><text:span text:style-name="T642">회전력</text:span><text:span text:style-name="T643"><text:s/>15.3 (</text:span><text:span text:style-name="T644">동력이상</text:span><text:span text:style-name="T645"><text:s/>40<text:s/></text:span><text:span text:style-name="T646">미만</text:span><text:span text:style-name="T647"><text:s/></text:span><text:span text:style-name="T648">중</text:span><text:span text:style-name="T649"><text:s/></text:span><text:span text:style-name="T650">최대값</text:span><text:span text:style-name="T651">) ~ 46.3 Nm (</text:span><text:span text:style-name="T652">과부하</text:span><text:span text:style-name="T653"><text:s/></text:span><text:span text:style-name="T654">최소값</text:span><text:span text:style-name="T655">)<text:s/></text:span><text:span text:style-name="T656"/></text:p>
      <text:p text:style-name="P13"><text:span text:style-name="T657"><text:s text:c="12"/>-</text:span><text:span text:style-name="T658">공구</text:span><text:span text:style-name="T659"><text:s/></text:span><text:span text:style-name="T660">마모</text:span><text:span text:style-name="T661"><text:s/></text:span><text:span text:style-name="T662">시간</text:span><text:span text:style-name="T663"><text:s/>172 min (</text:span><text:span text:style-name="T664">과부하</text:span><text:span text:style-name="T665"><text:s/></text:span><text:span text:style-name="T666">최소값</text:span><text:span text:style-name="T667">)<text:s/></text:span><text:span text:style-name="T668">이하</text:span><text:span text:style-name="T669"><text:s/></text:span><text:span text:style-name="T670"/></text:p>
      <text:p text:style-name="P13"><text:span text:style-name="T670"><text:s text:c="9"/></text:span></text:p>
      <text:p text:style-name="P13"><text:span text:style-name="T671"><text:s text:c="9"/>*</text:span><text:span text:style-name="T672">유지</text:span><text:span text:style-name="T673">2<text:s text:c="2"/></text:span><text:span text:style-name="T674">랜덤고장</text:span><text:span text:style-name="T675"><text:s/></text:span><text:span text:style-name="T676">분석</text:span><text:span text:style-name="T677"><text:s/></text:span><text:span text:style-name="T678">가능성</text:span><text:span text:style-name="T679"/></text:p>
      <text:p text:style-name="P13"><text:span text:style-name="T680"><text:s text:c="13"/>-</text:span><text:span text:style-name="T681">랜덤</text:span><text:span text:style-name="T682"><text:s/></text:span><text:span text:style-name="T683">고장</text:span><text:span text:style-name="T684"><text:s/></text:span><text:span text:style-name="T685">데이터</text:span><text:span text:style-name="T686"><text:s/>28</text:span><text:span text:style-name="T687">개는</text:span><text:span text:style-name="T688"><text:s/></text:span><text:span text:style-name="T689">다른</text:span><text:span text:style-name="T690"><text:s/></text:span><text:span text:style-name="T691">고장원인</text:span><text:span text:style-name="T692"><text:s/></text:span><text:span text:style-name="T693">유형들과</text:span><text:span text:style-name="T694"><text:s/></text:span><text:span text:style-name="T695">비교</text:span><text:span text:style-name="T696"><text:s/></text:span><text:span text:style-name="T697">시</text:span><text:span text:style-name="T698"><text:s/></text:span><text:span text:style-name="T699">공통점을</text:span><text:span text:style-name="T700"><text:s/></text:span><text:span text:style-name="T701">찾기</text:span><text:span text:style-name="T702"><text:s/></text:span><text:span text:style-name="T703">힘든</text:span><text:span text:style-name="T704"><text:s/></text:span><text:span text:style-name="T705">특이점이</text:span><text:span text:style-name="T706"><text:s/></text:span><text:span text:style-name="T707">존재함</text:span><text:span text:style-name="T708"/></text:p>
      <text:p text:style-name="P13"><text:span text:style-name="T709"><text:s text:c="15"/>(</text:span><text:span text:style-name="T710">대표적인</text:span><text:span text:style-name="T711"><text:s/>3</text:span><text:span text:style-name="T712">개의</text:span><text:span text:style-name="T713"><text:s/></text:span><text:span text:style-name="T714">특이</text:span><text:span text:style-name="T715"><text:s/></text:span><text:span text:style-name="T716">데이터</text:span><text:span text:style-name="T717"><text:s/></text:span><text:span text:style-name="T718">분석함</text:span><text:span text:style-name="T719">)</text:span><text:span text:style-name="T720"/></text:p>
      <text:p text:style-name="P13"><text:span text:style-name="T721"><text:s text:c="13"/>-</text:span><text:span text:style-name="T722">추가적인</text:span><text:span text:style-name="T723"><text:s/></text:span><text:span text:style-name="T724">학습을</text:span><text:span text:style-name="T725"><text:s/></text:span><text:span text:style-name="T726">통해</text:span><text:span text:style-name="T727"><text:s/></text:span><text:span text:style-name="T728">변수</text:span><text:span text:style-name="T729"><text:s/></text:span><text:span text:style-name="T730">관계</text:span><text:span text:style-name="T731"><text:s/></text:span><text:span text:style-name="T732">분석</text:span><text:span text:style-name="T733"><text:s/></text:span><text:span text:style-name="T734">및</text:span><text:span text:style-name="T735"><text:s/></text:span><text:span text:style-name="T736">고장</text:span><text:span text:style-name="T737"><text:s/></text:span><text:span text:style-name="T738">발생</text:span><text:span text:style-name="T739"><text:s/></text:span><text:span text:style-name="T740">원인을</text:span><text:span text:style-name="T741"><text:s/></text:span><text:span text:style-name="T742">줄일</text:span><text:span text:style-name="T743"><text:s/></text:span><text:span text:style-name="T744">수</text:span><text:span text:style-name="T745"><text:s/></text:span><text:span text:style-name="T746">있을</text:span><text:span text:style-name="T747"><text:s/></text:span><text:span text:style-name="T748">것으로</text:span><text:span text:style-name="T749"><text:s/></text:span><text:span text:style-name="T750">전망함</text:span><text:span text:style-name="T751"><text:s text:c="4"/></text:span><text:span text:style-name="T752"/></text:p>
      <text:p text:style-name="P13"><text:span text:style-name="T752"/></text:p>
      <text:p text:style-name="P13"><text:span text:style-name="T753"><text:s text:c="10"/>*</text:span><text:span text:style-name="T754">보수</text:span><text:span text:style-name="T755"><text:s/></text:span><text:span text:style-name="T756">공구</text:span><text:span text:style-name="T757"><text:s/></text:span><text:span text:style-name="T758">교체</text:span><text:span text:style-name="T759"><text:s/></text:span><text:span text:style-name="T760">시기</text:span><text:span text:style-name="T761"><text:s/></text:span><text:span text:style-name="T762">조절</text:span><text:span text:style-name="T763"/></text:p>
      <text:p text:style-name="P13"><text:span text:style-name="T764"><text:s text:c="13"/>-</text:span><text:span text:style-name="T765">정기교체</text:span><text:span text:style-name="T766">,<text:s/></text:span><text:span text:style-name="T767">고장교체</text:span><text:span text:style-name="T768"><text:s/></text:span><text:span text:style-name="T769">주기가</text:span><text:span text:style-name="T770"><text:s/></text:span><text:span text:style-name="T771">유사함</text:span><text:span text:style-name="T772"/></text:p>
      <text:p text:style-name="P13"><text:span text:style-name="T773"><text:s text:c="13"/>-</text:span><text:span text:style-name="T774">현</text:span><text:span text:style-name="T775"><text:s/></text:span><text:span text:style-name="T776">데이터</text:span><text:span text:style-name="T777"><text:s/></text:span><text:span text:style-name="T778">분석</text:span><text:span text:style-name="T779"><text:s/></text:span><text:span text:style-name="T780">결과</text:span><text:span text:style-name="T781"><text:s/></text:span><text:span text:style-name="T782">정기적</text:span><text:span text:style-name="T783"><text:s/></text:span><text:span text:style-name="T784">교체</text:span><text:span text:style-name="T785"><text:s/></text:span><text:span text:style-name="T786">시간</text:span><text:span text:style-name="T787"><text:s/>215</text:span><text:span text:style-name="T788">분</text:span><text:span text:style-name="T789"><text:s/></text:span><text:span text:style-name="T790">유지가</text:span><text:span text:style-name="T791"><text:s/></text:span><text:span text:style-name="T792">가장</text:span><text:span text:style-name="T793"><text:s/></text:span><text:span text:style-name="T794">적합함</text:span><text:span text:style-name="T795"><text:s text:c="2"/></text:span><text:span text:style-name="T796"/></text:p>
      <text:p text:style-name="P13"><text:span text:style-name="T796"><text:s text:c="2"/></text:span></text:p>
      <text:p text:style-name="P13"><text:span text:style-name="T796"><text:s text:c="17"/></text:span></text:p>
      <text:p text:style-name="P14"><text:span text:style-name="T796"><text:s text:c="12"/></text:span></text:p>
      <text:p text:style-name="P14"><text:span text:style-name="T796"><text:s text:c="8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